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dce6" draw:textarea-horizontal-align="justify" draw:textarea-vertical-align="bottom" draw:auto-grow-height="false" fo:min-height="12.519cm" fo:min-width="10.613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top" draw:auto-grow-height="false" fo:min-height="4.83cm" fo:min-width="9.343cm"/>
      <style:paragraph-properties style:writing-mode="lr-tb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1.546cm" fo:min-width="2.643cm"/>
      <style:paragraph-properties style:writing-mode="lr-tb"/>
    </style:style>
    <style:style style:name="gr4" style:family="graphic" style:parent-style-name="standard">
      <style:graphic-properties draw:fill-color="#fff5ce" draw:textarea-horizontal-align="justify" draw:textarea-vertical-align="middle" draw:auto-grow-height="false" fo:min-height="1.097cm" fo:min-width="2.869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top" draw:auto-grow-height="false" fo:min-height="4.513cm" fo:min-width="9.343cm"/>
      <style:paragraph-properties style:writing-mode="lr-tb"/>
    </style:style>
    <style:style style:name="gr6" style:family="graphic" style:parent-style-name="standard">
      <style:graphic-properties draw:fill-color="#dedce6" draw:textarea-horizontal-align="justify" draw:textarea-vertical-align="bottom" draw:auto-grow-height="false" fo:min-height="12.463cm" fo:min-width="7.755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top" draw:auto-grow-height="false" fo:min-height="8.005cm" fo:min-width="5.85cm"/>
      <style:paragraph-properties style:writing-mode="lr-tb"/>
    </style:style>
    <style:style style:name="gr8" style:family="graphic" style:parent-style-name="standard">
      <style:graphic-properties draw:fill-color="#ffd8ce" draw:textarea-horizontal-align="justify" draw:textarea-vertical-align="middle" draw:auto-grow-height="false" fo:min-height="1.772cm" fo:min-width="2.869cm"/>
      <style:paragraph-properties style:writing-mode="lr-tb"/>
    </style:style>
    <style:style style:name="gr9" style:family="graphic" style:parent-style-name="standard">
      <style:graphic-properties draw:fill-color="#fff5ce" draw:textarea-horizontal-align="justify" draw:textarea-vertical-align="middle" draw:auto-grow-height="false" fo:min-height="1.772cm" fo:min-width="2.869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edce6"/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-color="#dde8cb"/>
      <style:paragraph-properties fo:text-align="center"/>
    </style:style>
    <style:style style:name="P5" style:family="paragraph">
      <loext:graphic-properties draw:fill-color="#fff5ce"/>
      <style:paragraph-properties fo:text-align="center"/>
    </style:style>
    <style:style style:name="P6" style:family="paragraph">
      <loext:graphic-properties draw:fill-color="#ffd8ce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13cm" svg:height="12.769cm" draw:transform="skewX (0.00575958653158129) rotate (0.00575958653158129) translate (1.317cm 2.27cm)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43cm" svg:height="5.08cm" svg:x="1.952cm" svg:y="2.587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2.54cm" svg:x="2.27cm" svg:y="4.175cm">
          <text:p text:style-name="P1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4.763cm" svg:height="1.905cm" svg:x="6.715cm" svg:y="4.492cm">
          <text:p text:style-name="P1">Fluentd</text:p>
          <text:p text:style-name="P1">Logging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9.843cm" svg:height="4.763cm" svg:x="1.952cm" svg:y="8.302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2.54cm" svg:x="2.152cm" svg:y="9.255cm">
          <text:p text:style-name="P1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4.763cm" svg:height="1.905cm" svg:x="7.032cm" svg:y="9.572cm">
          <text:p text:style-name="P1">Fluentd</text:p>
          <text:p text:style-name="P1">Logging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8.255cm" svg:height="12.713cm" draw:transform="skewX (0.00575958653158129) rotate (0.00575958653158129) translate (13.7cm 1.939cm)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35cm" svg:height="8.255cm" svg:x="14.017cm" svg:y="3.857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4.763cm" svg:height="2.858cm" svg:x="14.652cm" svg:y="5.127cm">
          <text:p text:style-name="P1">Log 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763cm" svg:height="2.858cm" svg:x="14.652cm" svg:y="7.985cm">
          <text:p text:style-name="P1">Log 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1.478cm" svg:y1="5.445cm" svg:x2="14.652cm" svg:y2="6.556cm" draw:start-shape="id1" draw:start-glue-point="10" draw:end-shape="id2" draw:end-glue-point="6" svg:d="M11478 5445l3174 1111" svg:viewBox="0 0 3175 1112">
          <text:p/>
        </draw:connector>
        <draw:connector draw:style-name="gr11" draw:text-style-name="P7" draw:layer="layout" draw:type="line" svg:x1="11.795cm" svg:y1="10.525cm" svg:x2="14.652cm" svg:y2="6.556cm" draw:start-shape="id3" draw:start-glue-point="10" draw:end-shape="id2" draw:end-glue-point="6" svg:d="M11795 10525l2857-3969" svg:viewBox="0 0 2858 3970">
          <text:p/>
        </draw:connector>
        <draw:custom-shape draw:style-name="gr4" draw:text-style-name="P5" draw:layer="layout" svg:width="4.763cm" svg:height="1.905cm" svg:x="22.272cm" svg:y="1.952cm">
          <text:p text:style-name="P1">Side car </text:p>
          <text:p text:style-name="P1">“helpers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3T21:22:34.830856803</meta:creation-date>
    <dc:date>2021-09-13T21:33:19.968441690</dc:date>
    <meta:editing-duration>PT10M44S</meta:editing-duration>
    <meta:editing-cycles>2</meta:editing-cycles>
    <meta:generator>LibreOffice/7.1.5.2$Linux_X86_64 LibreOffice_project/10$Build-2</meta:generator>
    <meta:document-statistic meta:object-count="14"/>
  </office:meta>
</office:document-meta>
</file>